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356c" officeooo:paragraph-rsid="000d356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356c" officeooo:paragraph-rsid="000d356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d356c" officeooo:paragraph-rsid="000d356c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truindo o site cordel</text:p>
      <text:p text:style-name="P2"/>
      <text:p text:style-name="P1">- <text:s/>Baixei as imagens, fontes e o conteúdo em texto;</text:p>
      <text:p text:style-name="P1">- <text:s/>Criei a pasta para o projeto copiei as pastas que baixei para lá e abri o studio code pelo github;</text:p>
      <text:p text:style-name="P1">- Criei meu arquivo HTML, no caso index.html;</text:p>
      <text:p text:style-name="P1">- Criei estrutura básica do HTML;</text:p>
      <text:p text:style-name="P1">- Colei dentro do &lt;body&gt; no meu HTML todo o conteúdo;</text:p>
      <text:p text:style-name="P1">- Envelopei o conteúdo pertencente ao header;</text:p>
      <text:p text:style-name="P1">- Criei meu &lt;footer&gt; com &lt;p&gt; para incluir o texto necessário;</text:p>
      <text:p text:style-name="P1">- Envelopei dentro de &lt;footer&gt; o que seria link com a tag &lt;a&gt;;</text:p>
      <text:p text:style-name="P1">- Adicionei os links dentro do &lt;footer&gt;, mas poderias ter deixado o simbolo # e colocado depois;</text:p>
      <text:p text:style-name="P1">- Como &lt;a&gt; dentro de footer seria um link externo configurei o target= “_blank” e o rel= “external”;</text:p>
      <text:p text:style-name="P1">- Transformei uma parte do meu texto em link dentro de header, pra isso envelopei Milton Duarte com a tag &lt;a&gt; e adicionei o link desejado e configurei o tag &lt;a&gt; adicionando target= “_blank” e rel= “external” // _blank para abrir em outra janela, external pra indicar ao mecanismo de busca que o link está fora do site atual;</text:p>
      <text:p text:style-name="P1">- Envelopei dentro de &lt;header&gt; o Milton Duarte com a tag &lt;h1&gt;;</text:p>
      <text:p text:style-name="P1">- Envelopei por Milton Duarte com &lt;p&gt;;</text:p>
      <text:p text:style-name="P1">- Atualizei nos diretórios local e remoto;</text:p>
      <text:p text:style-name="P1">- Abri o arquivo no navegador para acompanhar os resultados;</text:p>
      <text:p text:style-name="P1">- Envelopei as diferentes partes do meu texto com a tag &lt;section&gt; (observação poderia ter feito &lt;div&gt; no lugar de section sem problemas, nesse caso as duas desempenhariam a mesma função) e modifiquei a identação;</text:p>
      <text:p text:style-name="P1">- Para deixar o texto com as quebras no lugar desejado, coloquei o &lt;br&gt; onde queria quebrar a linha, para adicionar a tag &lt;br&gt; em várias linhas ao mesmo tempo eu cliquei no final da linha segurei a tecla alt e fui clicando no final de todas as linhas que gostaria de colocar o &lt;br&gt; depois disso soltei o alt e digitei a tag &lt;br&gt;;</text:p>
      <text:p text:style-name="P1">- Envelopei todos os textos(sepetilhas) com a tag &lt;p&gt;;</text:p>
      <text:p text:style-name="P1">- Criei o link para css externo, e adicionei o nome de uma pasta que ainda não existia junto com o nome do arquivo, cliquei nesse nome + tecla alt + seguir link + criar link;</text:p>
      <text:p text:style-name="P1">- Criei o @charset “UTF-8”; <text:s/>no topo do CSS;</text:p>
      <text:p text:style-name="P1">- Criei um seletor chamado body com declaração de background-color só pra ver se estava funcionando;</text:p>
      <text:p text:style-name="P1">- <text:s/>Fui no documento HTML e criei dois tipos de class, uma para as &lt;section&gt; com fundo branco (class= “normal”) e outra para as &lt;section &gt; com imagem de fundo (class= “imagem”);</text:p>
      <text:p text:style-name="P1">- Criei uma configuração geral *{} para resetar os elementos HTML e ali dentro coloquei margin: 0px e padding 0px ;</text:p>
      <text:p text:style-name="P1">- Criei um seletor para HTML e body e declarei background-color, min-height: 100vh ou 100% esse vh significa view height;</text:p>
      <text:p text:style-name="P1">- Criei um seletor pra header e declarei background-color, text-align para centralizar o txt e color white (não criemos paleta porque o site é basicamente preto e branco);</text:p>
      <text:p text:style-name="P1">- Criei o seletor header &gt; h1, declarei padding-top: 50px; para o cordel moderno dar um bom espaçamento do topo, o professor ensinou 2 formas de deixar a letra maiúscula: declarar text-transform: uppercase; ou font-variant: small-caps; essa segunda forma vai deixar as letras maiusculas porém de maneira mais suave, faça o teste;</text:p>
      <text:p text:style-name="P1">- Criei o seletor header &gt; p {declarei padding: 50px para ficar uniforme, já que lá em cima colocamos esse valor} </text:p>
      <text:p text:style-name="P1">- Como queria a mesma configuração pro link do header e do footer criei logo o seletor header a, footer a {} então declarei ali color, text-decoration: none, deixei a fonte em negrito com font-weight: bolder;</text:p>
      <text:p text:style-name="P1"><text:soft-page-break/>- Criei um seletor com pseudoclasse para &lt;a&gt; então dentro do seletor header a:hover, footer a:hover {declarei text-decoration: underline; para o link ficar sublinhado quando eu passar o mouse};</text:p>
      <text:p text:style-name="P1">- Criei um seletor para o footer {declarei background-color para mudar a cor de fundo, text-align para alinhar o txt, color para mudar a cor da fonte e padding para dar espassamento entre o texto e a borda };</text:p>
      <text:p text:style-name="P1">- Criei o seletor para uma das classes que criei section.normal {declarei background-color, color, };</text:p>
      <text:p text:style-name="P1">- Criei um seletor para a outra classe section.imagem {declarei background-color, color, };</text:p>
      <text:p text:style-name="P1">- Criei um seletor para section, tudo que declarei ali vai servir também para as section que ganharam class, declarei em section {padding-top: 10vh; padding-bottom: 10vh; para ganhar espaço em altura tanto em cima quanto embaixo, foi feito isso para aplicar o efeito parallax, essas declarações também fazem com que ao aumentar ou diminuir a tela as section se adaptam. Declarei line-height: 2em; para ter espaçamento entre as linhas, declarei padding-left para dar espaçamento para o texto};</text:p>
      <text:p text:style-name="P1">- Criei o seletor section.imagem &gt; p {declarei background-color para preto com transparencia, assim a img de fundo não vai interferir na leitura do texto. Declarei width para delimitar o tamanho horizontal};</text:p>
      <text:p text:style-name="P1">- Abrimos o google fontes para importar as fontes desejadas, elas são copiadas e coladas na parte de cima do arquivo CSS;</text:p>
      <text:p text:style-name="P1">- Criamos o seletor : root {declarei variaveis pra fontes –fonte1: fonte local (escolha de acordo com as disponvieis); --fonte2: colo o nome que estava no google fontes se a fonte externa for importada de lá; --font3: <text:s/>também escolhemos uma do google;};</text:p>
      <text:p text:style-name="P1">- Voltei no seletor html, body {declarei font-family: font1;};</text:p>
      <text:p text:style-name="P1">- Voltei no seletor header &gt; h1 {declarei font-family: font2};</text:p>
      <text:p text:style-name="P1">- Voltei no seletor section {declarei font-family: font3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0:39:10.847000000</meta:creation-date>
    <dc:date>2024-02-01T17:11:45.362000000</dc:date>
    <meta:editing-duration>PT6H32M35S</meta:editing-duration>
    <meta:editing-cycles>1</meta:editing-cycles>
    <meta:document-statistic meta:table-count="0" meta:image-count="0" meta:object-count="0" meta:page-count="2" meta:paragraph-count="40" meta:word-count="899" meta:character-count="5192" meta:non-whitespace-character-count="4329"/>
    <meta:generator>LibreOffice/7.6.1.2$Windows_X86_64 LibreOffice_project/f5defcebd022c5bc36bbb79be232cb6926d8f674</meta:generator>
  </office:meta>
</office:document-meta>
</file>